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Rand_FeatureFileAllMT_Reg-weka.filters.unsupervised.attribute.Remove-R31</text:p>
      <text:p text:style-name="Standard">Instances: <text:s text:c="3"/>1000</text:p>
      <text:p text:style-name="Standard">Attributes: <text:s text:c="2"/>42</text:p>
      <text:p text:style-name="Standard"><text:s text:c="14"/>Bi_lemma_overlap_count</text:p>
      <text:p text:style-name="Standard"><text:s text:c="14"/>Dist_Sim_Adj</text:p>
      <text:p text:style-name="Standard"><text:s text:c="14"/>Dist_Sim_Noun</text:p>
      <text:p text:style-name="Standard"><text:s text:c="14"/>Dist_Sim_Verb</text:p>
      <text:p text:style-name="Standard"><text:s text:c="14"/>LIWC_Catg_Achievement</text:p>
      <text:p text:style-name="Standard"><text:s text:c="14"/>LIWC_Catg_Affective Processes</text:p>
      <text:p text:style-name="Standard"><text:s text:c="14"/>LIWC_Catg_Biological Processes</text:p>
      <text:p text:style-name="Standard"><text:s text:c="14"/>LIWC_Catg_Causation</text:p>
      <text:p text:style-name="Standard"><text:s text:c="14"/>LIWC_Catg_Certainty</text:p>
      <text:p text:style-name="Standard"><text:s text:c="14"/>LIWC_Catg_Cognitive Processes</text:p>
      <text:p text:style-name="Standard"><text:s text:c="14"/>LIWC_Catg_Discrepancy</text:p>
      <text:p text:style-name="Standard"><text:s text:c="14"/>LIWC_Catg_Family</text:p>
      <text:p text:style-name="Standard"><text:s text:c="14"/>LIWC_Catg_Hear</text:p>
      <text:p text:style-name="Standard"><text:s text:c="14"/>LIWC_Catg_Humans</text:p>
      <text:p text:style-name="Standard"><text:s text:c="14"/>LIWC_Catg_Insight</text:p>
      <text:p text:style-name="Standard"><text:s text:c="14"/>LIWC_Catg_Motion</text:p>
      <text:p text:style-name="Standard"><text:s text:c="14"/>LIWC_Catg_Negative Emotion</text:p>
      <text:p text:style-name="Standard"><text:s text:c="14"/>LIWC_Catg_Perceptual Processes</text:p>
      <text:p text:style-name="Standard"><text:s text:c="14"/>LIWC_Catg_Positive Emotion</text:p>
      <text:p text:style-name="Standard"><text:s text:c="14"/>LIWC_Catg_Relativity</text:p>
      <text:p text:style-name="Standard"><text:s text:c="14"/>LIWC_Catg_Religion</text:p>
      <text:p text:style-name="Standard"><text:s text:c="14"/>LIWC_Catg_See</text:p>
      <text:p text:style-name="Standard"><text:s text:c="14"/>LIWC_Catg_Sexual</text:p>
      <text:p text:style-name="Standard"><text:s text:c="14"/>LIWC_Catg_Social Processes</text:p>
      <text:p text:style-name="Standard"><text:s text:c="14"/>LIWC_Catg_Tentative</text:p>
      <text:p text:style-name="Standard"><text:s text:c="14"/>LIWC_Catg_Time</text:p>
      <text:p text:style-name="Standard"><text:s text:c="14"/>LIWC_Catg_Work</text:p>
      <text:p text:style-name="Standard"><text:s text:c="14"/>Lev_Dist</text:p>
      <text:p text:style-name="Standard"><text:s text:c="14"/>MeanSimLabel</text:p>
      <text:p text:style-name="Standard"><text:s text:c="14"/>Tri_lemma_overlap_count</text:p>
      <text:p text:style-name="Standard"><text:s text:c="14"/>Uni_lemma_overlap_count</text:p>
      <text:p text:style-name="Standard"><text:s text:c="14"/>diff_len</text:p>
      <text:p text:style-name="Standard"><text:s text:c="14"/>noun_Path</text:p>
      <text:p text:style-name="Standard"><text:s text:c="14"/>rouge_1_f_score</text:p>
      <text:p text:style-name="Standard"><text:s text:c="14"/>rouge_2_f_score</text:p>
      <text:p text:style-name="Standard"><text:s text:c="14"/>rouge_3_f_score</text:p>
      <text:p text:style-name="Standard"><text:s text:c="14"/>rouge_4_f_score</text:p>
      <text:p text:style-name="Standard"><text:s text:c="14"/>rouge_l_f_score</text:p>
      <text:p text:style-name="Standard"><text:s text:c="14"/>rouge_s*_f_score</text:p>
      <text:p text:style-name="Standard"><text:s text:c="14"/>rouge_su*_f_score</text:p>
      <text:p text:style-name="Standard"><text:s text:c="14"/>rouge_w_1.2_f_score</text:p>
      <text:p text:style-name="Standard"><text:s text:c="14"/>verb_Path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><text:soft-page-break/></text:p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6"/>0.2347 * Bi_lemma_overlap_count +</text:p>
      <text:p text:style-name="Standard"><text:s text:c="6"/>0.8014 * Dist_Sim_Noun +</text:p>
      <text:p text:style-name="Standard"><text:s text:c="6"/>0.3474 * Dist_Sim_Verb +</text:p>
      <text:p text:style-name="Standard"><text:s text:c="5"/>-0.2168 * LIWC_Catg_Affective Processes +</text:p>
      <text:p text:style-name="Standard"><text:s text:c="5"/>-0.1558 * LIWC_Catg_Biological Processes +</text:p>
      <text:p text:style-name="Standard"><text:s text:c="6"/>0.294 <text:s/>* LIWC_Catg_Causation +</text:p>
      <text:p text:style-name="Standard"><text:s text:c="6"/>0.4582 * LIWC_Catg_Certainty +</text:p>
      <text:p text:style-name="Standard"><text:s text:c="6"/>0.0692 * LIWC_Catg_Cognitive Processes +</text:p>
      <text:p text:style-name="Standard"><text:s text:c="5"/>-0.3135 * LIWC_Catg_Humans +</text:p>
      <text:p text:style-name="Standard"><text:s text:c="6"/>0.7459 * LIWC_Catg_Motion +</text:p>
      <text:p text:style-name="Standard"><text:s text:c="6"/>0.5747 * LIWC_Catg_Negative Emotion +</text:p>
      <text:p text:style-name="Standard"><text:s text:c="6"/>1.0042 * LIWC_Catg_Perceptual Processes +</text:p>
      <text:p text:style-name="Standard"><text:s text:c="6"/>0.0773 * LIWC_Catg_Relativity +</text:p>
      <text:p text:style-name="Standard"><text:s text:c="6"/>0.2374 * LIWC_Catg_Religion +</text:p>
      <text:p text:style-name="Standard"><text:s text:c="6"/>0.3804 * LIWC_Catg_Sexual +</text:p>
      <text:p text:style-name="Standard"><text:s text:c="5"/>-0.1067 * LIWC_Catg_Social Processes +</text:p>
      <text:p text:style-name="Standard"><text:s text:c="6"/>0.2401 * LIWC_Catg_Work +</text:p>
      <text:p text:style-name="Standard"><text:s text:c="5"/>-0.0044 * Lev_Dist +</text:p>
      <text:p text:style-name="Standard"><text:s text:c="5"/>-0.0909 * Tri_lemma_overlap_count +</text:p>
      <text:p text:style-name="Standard"><text:s text:c="6"/>0.1655 * Uni_lemma_overlap_count +</text:p>
      <text:p text:style-name="Standard"><text:s text:c="4"/>-11.9076 * rouge_2_f_score +</text:p>
      <text:p text:style-name="Standard"><text:s text:c="6"/>5.5705 * rouge_4_f_score +</text:p>
      <text:p text:style-name="Standard"><text:s text:c="6"/>7.7273 * rouge_l_f_score +</text:p>
      <text:p text:style-name="Standard"><text:s text:c="6"/>1.7424 * rouge_s*_f_score +</text:p>
      <text:p text:style-name="Standard"><text:s text:c="5"/>-4.9797 * rouge_w_1.2_f_score +</text:p>
      <text:p text:style-name="Standard"><text:s text:c="5"/>-0.1526 * verb_Path +</text:p>
      <text:p text:style-name="Standard"><text:s text:c="6"/>1.5612</text:p>
      <text:p text:style-name="Standard"/>
      <text:p text:style-name="Standard">Time taken to build model: 0.02 seconds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4799</text:p>
      <text:p text:style-name="Standard">Mean absolute error <text:s text:c="21"/>0.8411</text:p>
      <text:p text:style-name="Standard">Root mean squared error <text:s text:c="17"/>1.0442</text:p>
      <text:p text:style-name="Standard">Relative absolute error <text:s text:c="16"/>85.7757 %</text:p>
      <text:p text:style-name="Standard">Root relative squared error <text:s text:c="12"/>87.8794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4T14:02:56</meta:creation-date>
    <meta:document-statistic meta:table-count="0" meta:image-count="0" meta:object-count="0" meta:page-count="2" meta:paragraph-count="87" meta:word-count="233" meta:character-count="2987"/>
    <dc:date>2014-11-24T14:03:26</dc:date>
    <dc:creator>amita misra</dc:creator>
    <meta:editing-duration>PT30S</meta:editing-duration>
    <meta:editing-cycles>1</meta:editing-cycles>
    <meta:generator>OpenOffice/4.1.0$Unix OpenOffice.org_project/410m18$Build-9764</meta:generator>
  </office:meta>
</office:document-meta>
</file>